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ConfigurationSettings.ParserConfigurationSettings( XMLComponentManag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ConfigurationSettings.addRecognizedProperties( String [ ] propertyI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figurationSettings.ParserConfiguration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urationSettings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ConfigurationSettings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rConfigurationSettings.checkProperty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ConfigurationSettings.addRecognizedFeatures( String [ ] featureI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ConfigurationSettings.setFeature( String featureId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rConfigurationSettings.checkFeature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ConfigurationSettings.getProperty( String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